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 of a youth/</text:p>
      <text:p text:style-name="P2">who shot himself accidentally./</text:p>
      <text:p text:style-name="P3">[Hebrew]/</text:p>
      <text:p text:style-name="P3">Why shall I add to the intensity of grief which parents/ feel; which a family plunged into the depths of bereave-/-ment experience? <text:s/>The moral to be drawn from a death/ nearly as quick and stunning as a clap of thunder needs/ not be countenance of relatives and friends who hoped to/ have seen a youth fair and vigorous enjoy a long<text:span text:style-name="T2">thy</text:span><text:span text:style-name="T3">/ existence, and who now behold a corpse./</text:span></text:p>
      <text:p text:style-name="P3"><text:span text:style-name="T3">I would rather, if it lay in my power, raise the sor-/-row-stricken above this sad scene. <text:s/>I would direct their/ thoughts to the contemplation of </text:span><text:span text:style-name="T2">a</text:span><text:span text:style-name="T3"> truths sublime and/ consolatory. <text:s/>Yes, unhappy ones: </text:span><text:span text:style-name="T2">[Hebrew]</text:span><text:span text:style-name="T3">/ </text:span><text:span text:style-name="T2">[Hebrew]</text:span><text:span text:style-name="T3"> The Lord has given thou free</text:span><text:span text:style-name="T2">dom of</text:span><text:span text:style-name="T3"> will, which he may/ use well or fatally abuse, yet the invisible hand of/ Providence can and will change evil into good. <text:s/>Even as the air/ of heaven </text:span><text:span text:style-name="T2">sti</text:span><text:span text:style-name="T3"> scatters away foul vapors and restores health, so does the will/ of the all-wise God </text:span><text:span text:style-name="T2">transform destroys</text:span><text:span text:style-name="T3"> counteract the effect</text:span><text:span text:style-name="T2">s</text:span><text:span text:style-name="T3"> of </text:span><text:span text:style-name="T2">a</text:span><text:span text:style-name="T3"> man's misapplied will which/ had given pain and turn it into a </text:span><text:span text:style-name="T2">cause</text:span><text:span text:style-name="T3"> source of comfort./</text:span></text:p>
      <text:p text:style-name="P3"><text:span text:style-name="T3">What am I, finite being, that can enter into the/ secrets of the Most High? <text:s/>But will He who knows my/</text:span></text:p>
      <text:p text:style-name="P3"><text:span text:style-name="T3"/></text:p>
      <text:p text:style-name="P3"><text:span text:style-name="T3">[Page 2]</text:span></text:p>
      <text:p text:style-name="P3"><text:span text:style-name="T3">convictions condemn me; deem it unpardonably presumptuous/ </text:span><text:span text:style-name="T2">in me</text:span><text:span text:style-name="T3"> to say that this bereavement may have spared/ you moral </text:span><text:span text:style-name="T2">sorrows</text:span><text:span text:style-name="T3"> sufferings of </text:span><text:span text:style-name="T2">a</text:span><text:span text:style-name="T3"> still deeper </text:span><text:span text:style-name="T2">hue</text:span><text:span text:style-name="T3"> integrity? that this </text:span><text:span text:style-name="T2">melancholy</text:span><text:span text:style-name="T3">/ event so melancholy, may nonetheless be under Providence, the means of correcting what-/-ever is imperfect in </text:span><text:soft-page-break/><text:span text:style-name="T3">your midst, of cleansing and puri-/fying and sanctifying the lives of your numerous progeny/ O Joseph and Abigail Newhouse? <text:s/>No: I fell that I/ am justifying the ways of my Maker, and drawing you/ to Him, my friends by giving utterance to these words, so that each of you, impressed with/ the principles of our faith, may exclaim hereafter </text:span><text:span text:style-name="T2">[Hebrew]</text:span><text:span text:style-name="T3"> with the/ </text:span><text:span text:style-name="T2">[Hebrew]</text:span><text:span text:style-name="T3"> Psalmist of our people: "Before I had been afflicted, I committed errors, but now I keep the Lord's commands." <text:s/>"Rightly was I afflicted, for I have/ thereby learnt Thy statutes" and again </text:span><text:span text:style-name="T2">[Hebrew]</text:span><text:span text:style-name="T3">/ </text:span><text:span text:style-name="T2">[Hebrew]</text:span><text:span text:style-name="T3"> "I know O Lord! that Thy judgment is righteous/ and Thou hast tried me for my benefit."/</text:span></text:p>
      <text:p text:style-name="P3"><text:span text:style-name="T3">Such, O my </text:span><text:span text:style-name="T2">poor, my</text:span><text:span text:style-name="T3"> sorely distressed friends are the/ sentiments with which I would inspire you </text:span><text:span text:style-name="T2">with</text:span><text:span text:style-name="T3"> at this terrible/ hour, and thus, partly at least, calm your agitation./ <text:s/></text:span><text:span text:style-name="T2">And you,</text:span><text:span text:style-name="T3"> Children of a father bent with sorrow, and/ of a mother whelmed with anguish, gather round/ those who gave you earthly existence, and vow to/ them that you will </text:span><text:span text:style-name="T2">hereafter</text:span><text:span text:style-name="T3"> henceforth study how to sweeten/ their latter days, so that the trials which have passed/</text:span></text:p>
      <text:p text:style-name="P3"><text:span text:style-name="T3"/></text:p>
      <text:p text:style-name="P3"><text:span text:style-name="T3">[Page 3]</text:span></text:p>
      <text:p text:style-name="P3"><text:span text:style-name="T3">may be forgotten in the enjoyment of filial/ dutifulness and </text:span><text:span text:style-name="T2">reverence</text:span><text:span text:style-name="T3"> devotion./</text:span></text:p>
      <text:p text:style-name="P3"><text:span text:style-name="T3">And Thou O God, cause righteousness to </text:span><text:span text:style-name="T2">grow</text:span><text:span text:style-name="T3"> spring forth in our midst,/ and even like the grass which will </text:span><text:span text:style-name="T2">cover</text:span><text:span text:style-name="T3"> grow over the tomb of/ a youth, Alas! instantaneously cut off, so may the memory/ of his unnatural end, bring forth abundantly the fruits of discretion, goodness,/ integrity and pie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1:15:52.14</meta:creation-date>
    <meta:document-statistic meta:table-count="0" meta:image-count="0" meta:object-count="0" meta:page-count="3" meta:paragraph-count="73" meta:word-count="674" meta:character-count="4251"/>
    <dc:date>2012-11-15T11:42:21.22</dc:date>
    <meta:editing-duration>PT9M38S</meta:editing-duration>
    <meta:editing-cycles>1</meta:editing-cycles>
    <meta:generator>OpenOffice.org/3.4.1$Win32 OpenOffice.org_project/341m1$Build-9593</meta:generator>
  </office:meta>
</office:document-meta>
</file>